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1ba3" officeooo:paragraph-rsid="00111ba3"/>
    </style:style>
    <style:style style:name="P2" style:family="paragraph" style:parent-style-name="Standard">
      <style:text-properties officeooo:paragraph-rsid="00111ba3"/>
    </style:style>
    <style:style style:name="P3" style:family="paragraph" style:parent-style-name="Standard">
      <style:text-properties officeooo:rsid="001188d6" officeooo:paragraph-rsid="001188d6"/>
    </style:style>
    <style:style style:name="P4" style:family="paragraph" style:parent-style-name="Standard">
      <style:text-properties officeooo:paragraph-rsid="001188d6"/>
    </style:style>
    <style:style style:name="P5" style:family="paragraph" style:parent-style-name="Standard">
      <style:text-properties officeooo:rsid="0013629c" officeooo:paragraph-rsid="0013629c"/>
    </style:style>
    <style:style style:name="P6" style:family="paragraph" style:parent-style-name="Standard">
      <style:text-properties officeooo:rsid="00146f6e" officeooo:paragraph-rsid="00146f6e"/>
    </style:style>
    <style:style style:name="P7" style:family="paragraph" style:parent-style-name="Standard">
      <style:text-properties officeooo:paragraph-rsid="0015492d"/>
    </style:style>
    <style:style style:name="P8" style:family="paragraph" style:parent-style-name="Standard">
      <style:text-properties officeooo:paragraph-rsid="0013629c"/>
    </style:style>
    <style:style style:name="T1" style:family="text">
      <style:text-properties officeooo:rsid="00111ba3"/>
    </style:style>
    <style:style style:name="T2" style:family="text">
      <style:text-properties officeooo:rsid="001188d6"/>
    </style:style>
    <style:style style:name="T3" style:family="text">
      <style:text-properties officeooo:rsid="00146f6e"/>
    </style:style>
    <style:style style:name="T4" style:family="text">
      <style:text-properties officeooo:rsid="0015377c"/>
    </style:style>
    <style:style style:name="T5" style:family="text">
      <style:text-properties officeooo:rsid="00168668"/>
    </style:style>
    <style:style style:name="T6" style:family="text">
      <style:text-properties officeooo:rsid="0013629c"/>
    </style:style>
    <style:style style:name="T7" style:family="text">
      <style:text-properties officeooo:rsid="0017a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 de site communautaire de partage de photos :</text:p>
      <text:p text:style-name="P1"/>
      <text:p text:style-name="P7"><text:span text:style-name="T1">Nous souhaiterions un site web d’exposition de photographie </text:span><text:span text:style-name="T2">communautaire</text:span><text:span text:style-name="T1"> afin que des photographes et/ou artistes puissent exposer leurs travaux et y trouver une éventuel</text:span><text:span text:style-name="T5">le</text:span><text:span text:style-name="T1"> rémunération.</text:span></text:p>
      <text:p text:style-name="P7"/>
      <text:p text:style-name="P7"><text:span text:style-name="T1">À ce but ils devront pouvoir </text:span><text:span text:style-name="T3">s’enregistrer sur le site et </text:span><text:span text:style-name="T1">s’identifier pour pouvoir gérer la page de profil </text:span><text:span text:style-name="T2">qui leur sert de </text:span><text:span text:style-name="T1">galerie sur laquelle ils </text:span><text:span text:style-name="T4">ajouteront</text:span><text:span text:style-name="T1"> leurs photos. Ces photos devront pouvoir être catégoris</text:span><text:span text:style-name="T7">ées</text:span><text:span text:style-name="T1"> en public ou premium. </text:span></text:p>
      <text:p text:style-name="P2"/>
      <text:p text:style-name="P4"><text:span text:style-name="T2">Chaque utilisateur peut être un artiste. </text:span><text:span text:style-name="T1">Pour accéder </text:span><text:span text:style-name="T2">au contenu premium d’un autre utilisateur</text:span><text:span text:style-name="T1"> un utilisateur peut souscrire à un artiste. Il aura également la possibilité de lui faire un don sans contrepartie afin de le soutenir </text:span><text:span text:style-name="T2">indépendament de la souscription premium à cet artiste. </text:span><text:span text:style-name="T3">Un artiste pourra consulter les dons qui lui ont été fait.</text:span></text:p>
      <text:p text:style-name="P1"/>
      <text:p text:style-name="P1">Les <text:s/>visiteurs et utilisateurs parcourant le site pourront filtrer les images par catégories, une image pourra appartenir à plusieurs catégorie. Ils pourront la noter <text:span text:style-name="T4">ce qui participera à la note globale de l’oeuvre</text:span>, laisser des commentaires, répondre à des commentaires, envoyer des messages pr<text:span text:style-name="T2">ivés à d’autres utilisateurs ou y répondre.</text:span></text:p>
      <text:p text:style-name="P8"><text:span text:style-name="T6">Ils pourront également suivre un artiste sans forcément souscrire à son contenu premium et ajouter des images </text:span><text:span text:style-name="T5">dans ses</text:span><text:span text:style-name="T6"> favoris.</text:span></text:p>
      <text:p text:style-name="P5"/>
      <text:p text:style-name="P6">Les visiteurs auront accès à un formulaire de contact tandis que les utilisateurs pourront <text:span text:style-name="T4">en plus</text:span> ouvrir des demandes auprès du support. </text:p>
      <text:p text:style-name="P1"/>
      <text:p text:style-name="P3">L’administrateur du site devra pou<text:span text:style-name="T4">voir depuis le site</text:span> modérer les commentaires, gérer la suppression d’image<text:span text:style-name="T7">s</text:span> et de compte<text:span text:style-name="T7">s</text:span> et pouvoir répondre aux demandes de support et les cloturer une fois la demande satisfaite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10T09:18:19.480000000</meta:creation-date>
    <dc:date>2024-09-10T10:26:19.442000000</dc:date>
    <meta:editing-duration>PT25M35S</meta:editing-duration>
    <meta:editing-cycles>5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8" meta:word-count="255" meta:character-count="1643" meta:non-whitespace-character-count="1393"/>
  </office:meta>
</office:document-meta>
</file>